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style>
    <style:style style:name="P5" style:family="paragraph" style:parent-style-name="No_20_Spacing" style:list-style-name="L2">
      <style:paragraph-properties fo:text-align="justify" style:justify-single-word="false"/>
    </style:style>
    <style:style style:name="P6"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7"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8"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9"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10"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12"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13"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15"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16"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17"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18"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19"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0" style:family="paragraph" style:parent-style-name="No_20_Spacing">
      <style:paragraph-properties fo:text-align="justify" style:justify-single-word="false"/>
      <style:text-properties style:font-name="Helvetica Neue" fo:font-size="10pt" style:font-size-asian="10pt" style:font-size-complex="10pt"/>
    </style:style>
    <style:style style:name="P21"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22"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23"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24"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25"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26"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27"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28"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0"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34"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style:font-name="Helvetica Neue" fo:font-size="10pt" style:font-size-asian="10pt" style:font-name-complex="Calibri1" style:font-size-complex="10pt"/>
    </style:style>
    <style:style style:name="T2"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3" style:family="text">
      <style:text-properties fo:font-weight="bold" officeooo:rsid="00134f98" style:font-weight-asian="bold" style:font-weight-complex="bold"/>
    </style:style>
    <style:style style:name="T4" style:family="text">
      <style:text-properties fo:language="en" fo:country="US" style:letter-kerning="true" style:font-name-asian="Aptos1" style:language-asian="en" style:country-asian="US" style:font-name-complex="Calibri1" style:language-complex="ar" style:country-complex="SA"/>
    </style:style>
    <style:style style:name="T5" style:family="text">
      <style:text-properties fo:font-weight="bold" style:font-weight-asian="bold" style:font-weight-complex="bold"/>
    </style:style>
    <style:style style:name="T6" style:family="text">
      <style:text-properties fo:font-weight="bold" officeooo:rsid="00259832" style:font-weight-asian="bold" style:font-weight-complex="bold"/>
    </style:style>
    <style:style style:name="T7" style:family="text">
      <style:text-properties style:font-name-complex="Calibri1"/>
    </style:style>
    <style:style style:name="T8" style:family="text">
      <style:text-properties officeooo:rsid="00134f98" style:font-name-complex="Calibri1"/>
    </style:style>
    <style:style style:name="T9" style:family="text">
      <style:text-properties fo:font-weight="bold" style:font-weight-asian="bold" style:font-name-complex="Calibri1" style:font-weight-complex="bold"/>
    </style:style>
    <style:style style:name="T10" style:family="text">
      <style:text-properties fo:font-weight="bold" officeooo:rsid="001d0b66" style:font-weight-asian="bold" style:font-name-complex="Calibri1" style:font-weight-complex="bold"/>
    </style:style>
    <style:style style:name="T11" style:family="text">
      <style:text-properties fo:font-weight="bold" officeooo:rsid="001b9235" style:font-weight-asian="bold" style:font-name-complex="Calibri1" style:font-weight-complex="bold"/>
    </style:style>
    <style:style style:name="T12" style:family="text">
      <style:text-properties fo:font-weight="bold" officeooo:rsid="00134f98" style:font-weight-asian="bold" style:font-name-complex="Calibri1" style:font-weight-complex="bold"/>
    </style:style>
    <style:style style:name="T13"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Broomfield,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 Messaging (JMS, SQS, Rabbit, Active MQ), TDD (JUnit, Mockito, Wiremock, Gerkin, Cucumber), Encryption (SSH, H2-MAC, NTRU, XOR), RPC TCP UDP Networking (Wireshark, Protobuf,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1">The C4 Model – Context, Containers, Components, Code: </text:span><text:a xlink:type="simple" xlink:href="https://c4model.com/" text:style-name="Internet_20_link" text:visited-style-name="Visited_20_Internet_20_Link"><text:span text:style-name="Internet_20_link"><text:span text:style-name="T2">https://c4model.com</text:span></text:span></text:a></text:p>
        </text:list-item>
      </text:list>
      <text:p text:style-name="P3"/>
      <text:p text:style-name="P2">Code Examples</text:p>
      <text:list text:style-name="L2">
        <text:list-item>
          <text:p text:style-name="P5"><text:span text:style-name="T1">Finite State Machine: </text:span><text:a xlink:type="simple" xlink:href="https://github.com/chadwickboggs/fsm" text:style-name="Internet_20_link" text:visited-style-name="Visited_20_Internet_20_Link"><text:span text:style-name="Internet_20_link"><text:span text:style-name="T2">https://github.com/chadwickboggs/fsm</text:span></text:span></text:a></text:p>
        </text:list-item>
        <text:list-item>
          <text:p text:style-name="P5"><text:span text:style-name="T1">Cryptography: </text:span><text:a xlink:type="simple" xlink:href="https://github.com/chadwickboggs/crypto" text:style-name="Internet_20_link" text:visited-style-name="Visited_20_Internet_20_Link"><text:span text:style-name="Internet_20_link"><text:span text:style-name="T2">https://github.com/chadwickboggs/crypto</text:span></text:span></text:a></text:p>
        </text:list-item>
        <text:list-item>
          <text:p text:style-name="P5"><text:span text:style-name="T1">Spring Boot: </text:span><text:a xlink:type="simple" xlink:href="https://github.com/chadwickboggs/xchange" text:style-name="Internet_20_link" text:visited-style-name="Visited_20_Internet_20_Link"><text:span text:style-name="Internet_20_link"><text:span text:style-name="T2">https://github.com/chadwickboggs/xchange</text:span></text:span></text:a></text:p>
        </text:list-item>
      </text:list>
      <text:p text:style-name="P3"/>
      <text:p text:style-name="P2">Education, Certifications, Patents</text:p>
      <text:list text:style-name="L3">
        <text:list-item>
          <text:p text:style-name="P6">Bachelor of Science, Computer Science, University of Colorado, 1998</text:p>
        </text:list-item>
        <text:list-item>
          <text:p text:style-name="P6">Sun Certified Java Developer, Sun Certified Java Programmer</text:p>
        </text:list-item>
        <text:list-item>
          <text:p text:style-name="P6">AWS Certified Developer (in progress)</text:p>
        </text:list-item>
        <text:list-item>
          <text:p text:style-name="P6">Patent: #6907423 (Search engine interface and method of controlling client searches)</text:p>
        </text:list-item>
        <text:list-item>
          <text:p text:style-name="P6">Electrical Engineering, U.S.M.A. at West Point (attended)</text:p>
        </text:list-item>
      </text:list>
      <text:p text:style-name="P7"><text:span text:style-name="T3"/></text:p>
      <text:p text:style-name="P8">Professional Experience</text:p>
      <text:section text:style-name="Sect1" text:name="Section1">
        <text:p text:style-name="P9">Amtrak, Denver, CO</text:p>
        <text:p text:style-name="P10">2/2023 <text:span text:style-name="T4">– 4/2024</text:span></text:p>
      </text:section>
      <text:p text:style-name="P11"><text:span text:style-name="T5">Senior Software </text:span><text:span text:style-name="T6">Developer</text:span></text:p>
      <text:list text:style-name="L4">
        <text:list-item>
          <text:p text:style-name="P12">Primary code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13">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14"><text:span text:style-name="T7">Technologies included AWS (Cloud Formation, Lambda, Event Bridge, SQS, S3), </text:span><text:span text:style-name="T8">i</text:span><text:span text:style-name="T7">mmutables.org Java Beans, REST, JSON + FasterXML Jackson, HttpClient, environment specific configuration, environment variables, Java 11, Maven.</text:span></text:p>
        </text:list-item>
      </text:list>
      <text:p text:style-name="P3"/>
      <text:section text:style-name="Sect1" text:name="Section2">
        <text:p text:style-name="P15"><text:span text:style-name="T9">G</text:span><text:span text:style-name="T10">HX</text:span><text:span text:style-name="T9">, </text:span><text:span text:style-name="T11">Louisville</text:span><text:span text:style-name="T9">, CO</text:span></text:p>
        <text:p text:style-name="P16">6/2022 – 1/2023</text:p>
      </text:section>
      <text:p text:style-name="P2">Senior Software Engineer</text:p>
      <text:list text:style-name="L5">
        <text:list-item>
          <text:p text:style-name="P17">Lead team authoring software connecting hospital ERP and medical equipment purchasing systems to GHX.</text:p>
        </text:list-item>
        <text:list-item>
          <text:p text:style-name="P17">Used AWS EC2, SQS, S3, and Lambdas, Java, Oracle.</text:p>
        </text:list-item>
        <text:list-item>
          <text:p text:style-name="P17">Web Services, FTP, sFTP, HTTP(S), JSON serialization/deserialization, SQL.</text:p>
        </text:list-item>
        <text:list-item>
          <text:p text:style-name="P17">Deployed in 100’s of customer data centers, two-week release cadence w/ prod deploys.</text:p>
        </text:list-item>
      </text:list>
      <text:p text:style-name="P3"/>
      <text:p text:style-name="P2"/>
      <text:section text:style-name="Sect1" text:name="Section3">
        <text:p text:style-name="P7"><text:span text:style-name="T9">PayPal, </text:span><text:span text:style-name="T11">Denver</text:span><text:span text:style-name="T9">, CO</text:span></text:p>
        <text:p text:style-name="P16">2/2020 – 5/2022</text:p>
      </text:section>
      <text:p text:style-name="P2">Software Developer</text:p>
      <text:list text:style-name="L6">
        <text:list-item>
          <text:p text:style-name="P18">Implemented direct deposit signup services in Spring Boot.</text:p>
        </text:list-item>
        <text:list-item>
          <text:p text:style-name="P18">Implemented account bank migrations, bank change, for all PayPal accounts in Spring Batch.</text:p>
        </text:list-item>
        <text:list-item>
          <text:p text:style-name="P18">Maintained and implemented feature enhancements to a batch merchant report generation system.</text:p>
        </text:list-item>
      </text:list>
      <text:p text:style-name="P3"/>
      <text:section text:style-name="Sect1" text:name="Section4">
        <text:p text:style-name="P19"><text:soft-page-break/>Arris/Commscope, Denver, CO</text:p>
        <text:p text:style-name="P16">1/2019 – 10/2019</text:p>
      </text:section>
      <text:p text:style-name="P20"><text:span text:style-name="T9">Software Engineer</text:span></text:p>
      <text:list text:style-name="L7">
        <text:list-item>
          <text:p text:style-name="P21">Updated the video catalog and merchandising backend originally authored by Motorola for Bouygues Telecom, France.</text:p>
        </text:list-item>
        <text:list-item>
          <text:p text:style-name="P21">Used Java EE, WildFly, GlassFish, WebSphere, REST, Wiremock, Mockito, Postman, Wireshark.</text:p>
        </text:list-item>
      </text:list>
      <text:p text:style-name="P3"/>
      <text:section text:style-name="Sect1" text:name="Section5">
        <text:p text:style-name="P19">Comcast, Corp., Denver CO</text:p>
        <text:p text:style-name="P16">1/2018 – 4/2018</text:p>
      </text:section>
      <text:p text:style-name="P2">Software Engineer</text:p>
      <text:list text:style-name="L8">
        <text:list-item>
          <text:p text:style-name="P22">Updated one Java system to Docker/Kubernetes, Java 11, Cucumber, Reactive Extensions, Git.</text:p>
        </text:list-item>
      </text:list>
      <text:p text:style-name="P3"/>
      <text:section text:style-name="Sect1" text:name="Section6">
        <text:p text:style-name="P19">Charter Communications, Denver, CO</text:p>
        <text:p text:style-name="P16">1/2016 – 12/2017</text:p>
      </text:section>
      <text:p text:style-name="P2">Software Engineer,</text:p>
      <text:list text:style-name="L9">
        <text:list-item>
          <text:p text:style-name="P23">Maintained 100+ Java micro-services, added new micro-services all in Amazon Web Services.</text:p>
        </text:list-item>
        <text:list-item>
          <text:p text:style-name="P23">Used Linux, Netflix OSS, Cassandra NoSQL, Reactive Extensions, Java 8, SQS, SNS, S3, EC2, Active MQ, Mongo, Git, Spring.</text:p>
        </text:list-item>
      </text:list>
      <text:p text:style-name="P2"/>
      <text:section text:style-name="Sect1" text:name="Section7">
        <text:p text:style-name="P19">Comcast, Corp., Denver, CO</text:p>
        <text:p text:style-name="P16">9/2014 – 2/2015</text:p>
      </text:section>
      <text:p text:style-name="P2">Software Engineer,</text:p>
      <text:list text:style-name="L10">
        <text:list-item>
          <text:p text:style-name="P24">Designed and built “RxJDBC,” a Reactive Extension, RabbitMQ Message Oriented Middleware (MOM) front to an Oracle database as part of the Resiliency Project, Java, Git.</text:p>
        </text:list-item>
      </text:list>
      <text:p text:style-name="P3"/>
      <text:section text:style-name="Sect1" text:name="Section8">
        <text:p text:style-name="P19">Tendril, Inc., Boulder, CO</text:p>
        <text:p text:style-name="P16">2/2014 – 5/2014</text:p>
      </text:section>
      <text:p text:style-name="P2">Software Engineer</text:p>
      <text:list text:style-name="L11">
        <text:list-item>
          <text:p text:style-name="P25">Back-end dev-ops programmer on SOA Finagle+Protobuf+Cloud Java/Scala micro-services.</text:p>
        </text:list-item>
        <text:list-item>
          <text:p text:style-name="P25">Used Atlassian, Cucumber BDD, PostgreSQL, Hadoop, Hibernate, Scala, Intelli-J IDEA, Git.</text:p>
        </text:list-item>
      </text:list>
      <text:p text:style-name="P3"/>
      <text:section text:style-name="Sect1" text:name="Section9">
        <text:p text:style-name="P19">JDA Software Group, Inc. Denver, CO</text:p>
        <text:p text:style-name="P16">2/2010 – 12/2013</text:p>
      </text:section>
      <text:p text:style-name="P2">Senior Software Engineer</text:p>
      <text:list text:style-name="L12">
        <text:list-item>
          <text:p text:style-name="P26">Project Lead for integration of iOS, Android mobile task system with legacy web-based system </text:p>
        </text:list-item>
        <text:list-item>
          <text:p text:style-name="P26">Tasks roughly is E-mail messages enhanced for distributing and tracking business actions. </text:p>
        </text:list-item>
        <text:list-item>
          <text:p text:style-name="P26">Customers include Fortune-500 companies. Scalability, performance was significant. </text:p>
        </text:list-item>
        <text:list-item>
          <text:p text:style-name="P26">Technologies: OSGi, Gradle, Git, and SQL Server, Git, Mercurial, Subversion, CVS. </text:p>
        </text:list-item>
        <text:list-item>
          <text:p text:style-name="P26">Extended and maintained legacy J2EE web-based task management system.</text:p>
        </text:list-item>
      </text:list>
      <text:p text:style-name="P3"/>
      <text:section text:style-name="Sect1" text:name="Section10">
        <text:p text:style-name="P7"><text:span text:style-name="T9">Independent Consultant, Denver, </text:span><text:span text:style-name="T12">CO</text:span></text:p>
        <text:p text:style-name="P16">1/2008 – 12/2009</text:p>
      </text:section>
      <text:p text:style-name="P27">Software Developer</text:p>
      <text:list text:style-name="L13">
        <text:list-item>
          <text:p text:style-name="P28">Extended and maintained a JEE merchandise inventory system </text:p>
        </text:list-item>
        <text:list-item>
          <text:p text:style-name="P28">Used MySQL DB, Java, Spring.</text:p>
        </text:list-item>
        <text:list-item>
          <text:p text:style-name="P28">Customers included Bell South, e-Bay, Frontier Airlines, AmDocs, Etilize, Skyway</text:p>
        </text:list-item>
      </text:list>
      <text:p text:style-name="P3"/>
      <text:section text:style-name="Sect1" text:name="Section11">
        <text:p text:style-name="P19">Evolution Hosting, Inc. Louisville, CO</text:p>
        <text:p text:style-name="P16">2/2007 – 12/2007</text:p>
      </text:section>
      <text:p text:style-name="P2">Chief Operation Officer</text:p>
      <text:list text:style-name="L14">
        <text:list-item>
          <text:p text:style-name="P29"><text:span text:style-name="T7">Via</text:span><text:span text:style-name="T13">s</text:span><text:span text:style-name="T7">est data center Linux servers for J2EE applications with Java management software.</text:span></text:p>
        </text:list-item>
        <text:list-item>
          <text:p text:style-name="P30">Customers included Crocks, Wells Fargo, Hunter Douglass, among others.</text:p>
        </text:list-item>
        <text:list-item>
          <text:p text:style-name="P30">Used J2EE, Linux, VMware, Xen (Linux virtual machines), Amazon Web Services, MySQL</text:p>
        </text:list-item>
      </text:list>
      <text:p text:style-name="P3"/>
      <text:section text:style-name="Sect1" text:name="Section12">
        <text:p text:style-name="P19">Independent Consultant, Denver, CO </text:p>
        <text:p text:style-name="P16">2/2004 – 1/2007</text:p>
      </text:section>
      <text:p text:style-name="P27">Software Developer</text:p>
      <text:list text:style-name="L15">
        <text:list-item>
          <text:p text:style-name="P31">Created NIO client with could reach 100 Mb/s scale message rates.</text:p>
        </text:list-item>
        <text:list-item>
          <text:p text:style-name="P31">Created new web sites, Java.</text:p>
        </text:list-item>
        <text:list-item>
          <text:p text:style-name="P31">Consulted at eBay, Frontier Airlines, Bell South, Skyway representing Sun Microsystems, Inc.</text:p>
        </text:list-item>
      </text:list>
      <text:p text:style-name="P3"/>
      <text:p text:style-name="P2"/>
      <text:section text:style-name="Sect1" text:name="Section13">
        <text:p text:style-name="P7"><text:span text:style-name="T9">Packexpo, Inc. </text:span><text:span text:style-name="T12">Fairfax</text:span><text:span text:style-name="T9">, VA</text:span></text:p>
        <text:p text:style-name="P16">2/2002 – 2/2004</text:p>
      </text:section>
      <text:p text:style-name="P2">Software Architect</text:p>
      <text:list text:style-name="L16">
        <text:list-item>
          <text:p text:style-name="P32">Created a reporting system for packaging advertising services.</text:p>
        </text:list-item>
        <text:list-item>
          <text:p text:style-name="P32">Maintained packaging advertising web site.</text:p>
        </text:list-item>
        <text:list-item>
          <text:p text:style-name="P32"><text:soft-page-break/>Technologies: J-Boss, Linux, MySQL, Intelli-J, BeanShell, JSP, Lzop'ed data stream for large DB backups over NFS mounts, Java, Groovy.</text:p>
        </text:list-item>
      </text:list>
      <text:p text:style-name="P3"/>
      <text:section text:style-name="Sect1" text:name="Section14">
        <text:p text:style-name="P7"><text:span text:style-name="T9">Sun Microsystems, Inc. Broomfield, CO</text:span></text:p>
        <text:p text:style-name="P16">2/1999 – 1/2002</text:p>
      </text:section>
      <text:p text:style-name="P20"><text:span text:style-name="T9">Java Consulting</text:span><text:span text:style-name="T7">,</text:span></text:p>
      <text:list text:style-name="L17">
        <text:list-item>
          <text:p text:style-name="P33">Represented Sun for RUP, UP, SunTone, OOA&amp;D mentoring and J2EE coding, Java, SCCS, Teamware, RCS, Solaris, Java.</text:p>
        </text:list-item>
        <text:list-item>
          <text:p text:style-name="P33">Consulted at Citigroup, Vanguard Fiduciary Trust, Credit Suisse.</text:p>
        </text:list-item>
        <text:list-item>
          <text:p text:style-name="P33">Performed an Architecture Assessment recommending SOA and JEE which later was followed as advised.</text:p>
        </text:list-item>
      </text:list>
      <text:p text:style-name="P3"/>
      <text:section text:style-name="Sect1" text:name="Section15">
        <text:p text:style-name="P19">Sun Microsystems, Inc. Broomfield, CO</text:p>
        <text:p text:style-name="P16">4/1998 – 1/1999</text:p>
      </text:section>
      <text:p text:style-name="P2">Java Developer</text:p>
      <text:list text:style-name="L18">
        <text:list-item>
          <text:p text:style-name="P34">Created web-based and Swing computer assisted training systems.</text:p>
        </text:list-item>
        <text:list-item>
          <text:p text:style-name="P34">Improved the performance of our custom pseudo-recursive-descent parser template engine by adding caching of parser </text:p>
        </text:list-item>
        <text:list-item>
          <text:p text:style-name="P34">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face style:name="Arial Unicode MS1" svg:font-family="'Arial Unicode MS'" style:font-family-generic="swiss" style:font-pitch="variable"/>
    <style:font-face style:name="Arial Unicode MS2"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dit, Husna</meta:initial-creator>
    <dc:creator>Tiffany Timbric</dc:creator>
    <meta:editing-cycles>209</meta:editing-cycles>
    <meta:creation-date>2024-09-27T20:47:00</meta:creation-date>
    <dc:date>2024-10-25T11:09:53.269185383</dc:date>
    <meta:editing-duration>PT1H54M15S</meta:editing-duration>
    <meta:generator>LibreOffice/24.8.2.1$MacOSX_X86_64 LibreOffice_project/0f794b6e29741098670a3b95d60478a65d05ef13</meta:generator>
    <meta:print-date>2024-09-27T17:15:29.052588794</meta:print-date>
    <meta:printed-by>PDF files: Tiffany Timbric</meta:printed-by>
    <meta:document-statistic meta:table-count="0" meta:image-count="0" meta:object-count="0" meta:page-count="3" meta:paragraph-count="105" meta:word-count="946" meta:character-count="6813" meta:non-whitespace-character-count="5999"/>
    <meta:user-defined meta:name="AppVersion">16.0000</meta:user-defined>
    <meta:template xlink:type="simple" xlink:actuate="onRequest" xlink:title="Normal.dotm" xlink:href=""/>
  </office:meta>
</office:document-meta>
</file>